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BlinkMacSystemFont, 'Segoe UI', Roboto, Oxygen-Sans, Ubuntu, Cantarell, 'Helvetica Neue', sans-serif"/>
    <style:font-face style:name="monospace" svg:font-family="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line-height="100%" fo:text-align="start"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cm" fo:line-height="100%" fo:text-align="start" style:justify-single-word="false" fo:orphans="2" fo:widows="2" fo:text-indent="0cm" style:auto-text-indent="false" fo:padding="0cm" fo:border="none"/>
      <style:text-properties fo:font-variant="normal" fo:text-transform="none" fo:color="#000000" style:font-name="apple-system" fo:font-size="14.25pt" fo:letter-spacing="normal" fo:font-style="normal" fo:font-weight="normal"/>
    </style:style>
    <style:style style:name="P3" style:family="paragraph" style:parent-style-name="Text_20_body">
      <style:paragraph-properties fo:margin-left="0cm" fo:margin-right="0cm" fo:line-height="100%" fo:text-align="start" style:justify-single-word="false" fo:orphans="2" fo:widows="2" fo:text-indent="0cm" style:auto-text-indent="false" fo:padding="0cm" fo:border="none"/>
      <style:text-properties fo:font-variant="normal" fo:text-transform="none" fo:color="#000000" fo:letter-spacing="normal"/>
    </style:style>
    <style:style style:name="P4" style:family="paragraph" style:parent-style-name="Heading_20_1">
      <style:text-properties fo:font-variant="normal" fo:text-transform="none" fo:font-size="32.25pt" fo:font-style="normal" fo:font-weight="normal"/>
    </style:style>
    <style:style style:name="P5" style:family="paragraph" style:parent-style-name="Text_20_body">
      <style:paragraph-properties fo:margin-left="0cm" fo:margin-right="0cm" fo:margin-top="0cm" fo:margin-bottom="0cm" fo:line-height="100%" fo:text-align="start" style:justify-single-word="false" fo:orphans="2" fo:widows="2" fo:text-indent="0cm" style:auto-text-indent="false" fo:padding="0cm" fo:border="none"/>
      <style:text-properties fo:font-variant="normal" fo:text-transform="none" fo:color="#000000" style:font-name="apple-system" fo:font-size="14.25pt" fo:letter-spacing="normal" fo:font-style="normal" fo:font-weight="normal"/>
    </style:style>
    <style:style style:name="T1" style:family="text">
      <style:text-properties fo:font-variant="normal" fo:text-transform="none" fo:color="#000000" style:font-name="apple-system" fo:font-size="14.25pt" fo:letter-spacing="normal" fo:font-style="normal" fo:font-weight="normal"/>
    </style:style>
    <style:style style:name="T2" style:family="text">
      <style:text-properties fo:font-variant="normal" fo:text-transform="none" fo:color="#000000" style:font-name="apple-system" fo:font-size="14.25pt" fo:letter-spacing="normal" fo:font-style="normal" fo:font-weight="normal" fo:background-color="#ffff00"/>
    </style:style>
    <style:style style:name="T3" style:family="text">
      <style:text-properties fo:font-variant="normal" fo:text-transform="none" fo:color="#000000" style:font-name="apple-system" fo:font-size="9pt" fo:letter-spacing="normal" fo:font-style="normal" fo:font-weight="normal"/>
    </style:style>
    <style:style style:name="T4" style:family="text">
      <style:text-properties fo:font-variant="normal" fo:text-transform="none" fo:color="#000000" style:text-line-through-style="none" style:font-name="apple-system" fo:font-size="14.25pt" fo:letter-spacing="normal" fo:font-style="normal" style:text-underline-style="none" fo:font-weight="normal" style:text-blinking="false"/>
    </style:style>
    <style:style style:name="T5" style:family="text">
      <style:text-properties fo:font-variant="normal" fo:text-transform="none" fo:color="#000000" style:font-name="monospace" fo:font-size="9pt" fo:letter-spacing="normal" fo:font-style="normal" fo:font-weight="normal"/>
    </style:style>
    <style:style style:name="T6" style:family="text">
      <style:text-properties fo:font-variant="normal" fo:text-transform="none" fo:color="#000000" style:font-name="monospace" fo:font-size="9pt" fo:letter-spacing="normal" fo:font-style="normal" fo:font-weight="normal" fo:background-color="#ffff00"/>
    </style:style>
    <style:style style:name="T7" style:family="text">
      <style:text-properties style:font-name="apple-system" fo:font-size="10.5pt" fo:font-style="normal" fo:font-weight="normal"/>
    </style:style>
    <style:style style:name="T8" style:family="text">
      <style:text-properties fo:background-color="#ffff00"/>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ome utilizzare Visual Studio Code sul tuo iPad</text:h>
      <text:p text:style-name="P2">Non esiste ancora un'app ufficiale per iPad, ma ciò non significa che non puoi utilizzare VS Code sul tuo iPad. Almeno non se usi GitHub per gestire la tua codebase.</text:p>
      <text:p text:style-name="P1"><text:bookmark text:name="more-153"/><text:span text:style-name="T2">Esatto, abbiamo bisogno di un account GitHub (Sara-altProgrammer; </text:span><text:a xlink:type="simple" xlink:href="mailto:sararinaldi2001@gmail.com" text:style-name="Internet_20_link" text:visited-style-name="Visited_20_Internet_20_Link"><text:span text:style-name="T8">sararinaldi2001@gmail.com</text:span></text:a><text:span text:style-name="T2">; minuteo2012)</text:span><text:span text:style-name="T1"> e di un repository affinché funzioni. Se non hai familiarità con GitHub, è un servizio per archiviare codice (e altre cose) utilizzando il controllo della versione git. Ciò significa che eseguirai il push e il pull del codice nel repository, ordinandolo in rami e rilasciando le versioni, se lo desideri. Tuttavia, non è necessario approfondire git per utilizzare GitHub. È sufficiente avviare un account e archiviare i file lì. Git brilla quando è necessario eseguire il rollback dopo aver incasinato le cose, o come parte di una configurazione più ampia, in cui pubblichi il tuo</text:span><text:span text:style-name="Source_20_Text"><text:span text:style-name="T5"> </text:span></text:span><text:span text:style-name="T1">ramo sul server live e il</text:span><text:span text:style-name="Source_20_Text"><text:span text:style-name="T5"> </text:span></text:span><text:span text:style-name="T1">ramo su un server di sviluppo, quel genere di cose.</text:span></text:p>
      <text:p text:style-name="P2">Ora, supponendo che tu abbia un account GitHub e un repository, avrai bisogno anche di una tastiera. Andrà bene qualsiasi tastiera Bluetooth, proprio come la Magic Keyboard se utilizzi un iPad Pro.</text:p>
      <text:p text:style-name="P1"><text:span text:style-name="T1">Passa al tuo repository nel browser web (potresti voler utilizzare Safari per sicurezza), </text:span><text:span text:style-name="T2">quindi premi il tasto punto (</text:span><text:span text:style-name="Source_20_Text"><text:span text:style-name="T6">.</text:span></text:span><text:span text:style-name="T2">)</text:span><text:span text:style-name="T1">. Sì, è tutto, ora VS Code caricherà il tuo repository, nella finestra del tuo browser web, proprio così.</text:span></text:p>
      <text:p text:style-name="P3"><text:soft-page-break/><text:span text:style-name="T7"><draw:frame draw:style-name="fr1" draw:name="immagini1" text:anchor-type="as-char" svg:y="-24.354cm" svg:width="16.411cm" svg:height="13.488cm" draw:z-index="0"><draw:image xlink:href="https://switchtoipad.com/wp-content/uploads/sites/4/2021/08/Image-2021-08-18-09-02.jpeg" xlink:type="simple" xlink:show="embed" xlink:actuate="onLoad"/></draw:frame></text:span><text:span text:style-name="T7">VS Code in esecuzione in Safari, tramite GitHub</text:span></text:p>
      <text:p text:style-name="P2"><text:soft-page-break/>Sì, è piuttosto pazzesco, vero? Ma il fatto è che VS Code non è un'app nativa in quanto tale su nessuna di quelle piattaforme tradizionali (ad esempio macOS, Windows, Linux), è essenzialmente un browser in sé. Non c'è motivo per cui questo non dovrebbe essere confezionato come app per iPad in futuro, anche se Microsoft potrebbe volere che tutti noi utilizziamo il prossimo servizio GitHub Codespaces (attualmente in versione beta chiusa) o qualcosa di simile.</text:p>
      <text:p text:style-name="P2">Ad ogni modo, se hai familiarità con VS Code, ora puoi fare la maggior parte delle cose che faresti sul tuo computer. Ciò include l'abilitazione della sincronizzazione delle impostazioni tramite l'icona del menu nell'angolo in basso a sinistra, che sincronizzerà almeno alcune, se non tutte, le tue impostazioni. Ci sono anche le estensioni, ma al momento i temi non si sincronizzano.</text:p>
      <text:p text:style-name="P1"><text:span text:style-name="T1">Apporta le modifiche, quindi vai alla scheda git sul lato sinistro ed esegui il push utilizzando il client git integrato di VS Code. Quindi controlla il tuo repository in una finestra diversa del browser e vedrai il tuo commit. Funziona, anche se forse in modo scattante come un editor di codice nativo come </text:span><text:a xlink:type="simple" xlink:href="https://apps.apple.com/se/app/textastic-code-editor-9/id1049254261?l=en" text:style-name="Internet_20_link" text:visited-style-name="Visited_20_Internet_20_Link"><text:span text:style-name="T4">Textastic</text:span></text:a><text:span text:style-name="T3"> </text:span><text:span text:style-name="T1">, né ottieni l'esperienza git completa come in </text:span><text:a xlink:type="simple" xlink:href="https://apps.apple.com/se/app/working-copy-git-client/id896694807?l=en" text:style-name="Internet_20_link" text:visited-style-name="Visited_20_Internet_20_Link"><text:span text:style-name="T4">Working Copy</text:span></text:a><text:span text:style-name="T3"> </text:span><text:span text:style-name="T1">. Detto questo, è davvero interessante e posso vedere che è utile per alcune persone, forse anche abbastanza, a seconda della configurazione. Sono davvero curioso di vedere dove ci porterà in futuro e se GitHub Codespaces - e servizi simili - raggiungeranno anche le app nativ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BlinkMacSystemFont, 'Segoe UI', Roboto, Oxygen-Sans, Ubuntu, Cantarell, 'Helvetica Neue', sans-serif"/>
    <style:font-face style:name="monospace" svg:font-family="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4-10T12:59:35.50</meta:creation-date>
    <dc:date>2024-04-11T09:23:49.24</dc:date>
    <meta:editing-duration>PT22M50S</meta:editing-duration>
    <meta:editing-cycles>2</meta:editing-cycles>
    <meta:generator>OpenOffice/4.1.6$Win32 OpenOffice.org_project/416m1$Build-9790</meta:generator>
    <meta:document-statistic meta:table-count="0" meta:image-count="1" meta:object-count="0" meta:page-count="3" meta:paragraph-count="9" meta:word-count="482" meta:character-count="2948"/>
  </office:meta>
</office:document-meta>
</file>